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" style:family="table">
      <style:table-properties style:width="16.96cm" fo:margin-left="0.011cm" fo:margin-right="0.03cm" fo:margin-top="0cm" fo:margin-bottom="0cm" table:align="margins" style:writing-mode="lr-tb"/>
    </style:style>
    <style:style style:name="Table5.A" style:family="table-column">
      <style:table-column-properties style:column-width="1.535cm" style:rel-column-width="870*"/>
    </style:style>
    <style:style style:name="Table5.B" style:family="table-column">
      <style:table-column-properties style:column-width="4.374cm" style:rel-column-width="2480*"/>
    </style:style>
    <style:style style:name="Table5.E" style:family="table-column">
      <style:table-column-properties style:column-width="2.302cm" style:rel-column-width="1305*"/>
    </style:style>
    <style:style style:name="Table5.1" style:family="table-row">
      <style:table-row-properties style:min-row-height="1.64cm" style:keep-together="true" fo:keep-together="auto"/>
    </style:style>
    <style:style style:name="Table5.A1" style:family="table-cell">
      <style:table-cell-properties style:vertical-align="middle" fo:background-color="#cccccc" fo:padding="0.097cm" fo:border-left="0.088cm solid #000000" fo:border-right="none" fo:border-top="0.088cm solid #000000" fo:border-bottom="0.088cm solid #000000">
        <style:background-image/>
      </style:table-cell-properties>
    </style:style>
    <style:style style:name="Table5.B1" style:family="table-cell">
      <style:table-cell-properties style:vertical-align="middle" fo:background-color="#cccccc" fo:padding="0.097cm" fo:border-left="none" fo:border-right="none" fo:border-top="0.088cm solid #000000" fo:border-bottom="0.088cm solid #000000">
        <style:background-image/>
      </style:table-cell-properties>
    </style:style>
    <style:style style:name="Table5.E1" style:family="table-cell">
      <style:table-cell-properties style:vertical-align="middle" fo:background-color="#cccccc" fo:padding="0.097cm" fo:border-left="none" fo:border-right="0.088cm solid #000000" fo:border-top="0.088cm solid #000000" fo:border-bottom="0.088cm solid #000000">
        <style:background-image/>
      </style:table-cell-properties>
    </style:style>
    <style:style style:name="Table5.2" style:family="table-row">
      <style:table-row-properties style:min-row-height="0.22cm" style:keep-together="true" fo:keep-together="auto"/>
    </style:style>
    <style:style style:name="Table5.A2" style:family="table-cell">
      <style:table-cell-properties fo:background-color="transparent" fo:padding="0cm" fo:border="none">
        <style:background-image/>
      </style:table-cell-properties>
    </style:style>
    <style:style style:name="Table5.3" style:family="table-row">
      <style:table-row-properties style:min-row-height="0.141cm" style:keep-together="true" fo:keep-together="auto"/>
    </style:style>
    <style:style style:name="Table5.4" style:family="table-row">
      <style:table-row-properties style:min-row-height="0.441cm" style:keep-together="true" fo:keep-together="auto"/>
    </style:style>
    <style:style style:name="Table5.21" style:family="table-row">
      <style:table-row-properties style:min-row-height="0.145cm" style:keep-together="true" fo:keep-together="auto"/>
    </style:style>
    <style:style style:name="Table5.22" style:family="table-row">
      <style:table-row-properties style:min-row-height="0.134cm" style:keep-together="true" fo:keep-together="auto"/>
    </style:style>
    <style:style style:name="Table5.27" style:family="table-row">
      <style:table-row-properties style:min-row-height="0.533cm" style:keep-together="true" fo:keep-together="auto"/>
    </style:style>
    <style:style style:name="Table5.30" style:family="table-row">
      <style:table-row-properties style:min-row-height="0.353cm" style:keep-together="true" fo:keep-together="auto"/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 fo:text-align="center" style:justify-single-word="false"/>
    </style:style>
    <style:style style:name="P3" style:family="paragraph" style:parent-style-name="Standard">
      <style:paragraph-properties fo:margin-top="0cm" fo:margin-bottom="0cm" fo:line-height="100%"/>
      <style:text-properties fo:color="#000000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1" fo:font-size="10pt" fo:font-weight="bold" style:font-size-asian="10pt" style:font-weight-asian="bold" style:font-size-complex="10pt" style:font-weight-complex="bold"/>
    </style:style>
    <style:style style:name="P5" style:family="paragraph" style:parent-style-name="List_20_Paragraph" style:list-style-name="WWNum7">
      <style:paragraph-properties fo:margin-top="0cm" fo:margin-bottom="0cm" fo:line-height="100%"/>
    </style:style>
    <style:style style:name="P6" style:family="paragraph" style:parent-style-name="List_20_Paragraph">
      <style:paragraph-properties fo:margin-left="0cm" fo:margin-right="0cm" fo:margin-top="0cm" fo:margin-bottom="0cm" fo:line-height="100%" fo:text-indent="0cm" style:auto-text-indent="false"/>
    </style:style>
    <style:style style:name="T1" style:family="text">
      <style:text-properties fo:color="#000000" fo:font-style="normal" style:font-style-asian="normal" style:font-style-complex="normal"/>
    </style:style>
    <style:style style:name="T2" style:family="text">
      <style:text-properties fo:color="#000000" style:font-name="Arial1" fo:font-style="normal" style:font-style-asian="normal" style:font-style-complex="normal"/>
    </style:style>
    <style:style style:name="T3" style:family="text">
      <style:text-properties fo:color="#000000"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000000" style:font-name="Arial1" fo:font-size="8pt" fo:font-weight="normal" style:font-size-asian="8pt" style:font-weight-asian="normal" style:font-size-complex="8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5" table:style-name="Table5">
        <table:table-column table:style-name="Table5.A"/>
        <table:table-column table:style-name="Table5.B" table:number-columns-repeated="3"/>
        <table:table-column table:style-name="Table5.E"/>
        <table:table-row table:style-name="Table5.1">
          <table:table-cell table:style-name="Table5.A1" office:value-type="string">
            <text:p text:style-name="P2"><text:span text:style-name="Subtle_20_Emphasis"><text:span text:style-name="T3">Test No.</text:span></text:span></text:p>
          </table:table-cell>
          <table:table-cell table:style-name="Table5.B1" office:value-type="string">
            <text:p text:style-name="P2"><text:span text:style-name="Subtle_20_Emphasis"><text:span text:style-name="T3">Test Description</text:span></text:span></text:p>
          </table:table-cell>
          <table:table-cell table:style-name="Table5.B1" office:value-type="string">
            <text:p text:style-name="P2"><text:span text:style-name="Subtle_20_Emphasis"><text:span text:style-name="T3">Test Data</text:span></text:span></text:p>
            <text:p text:style-name="P2"><text:span text:style-name="Subtle_20_Emphasis"><text:span text:style-name="T4">(if applicable)</text:span></text:span></text:p>
          </table:table-cell>
          <table:table-cell table:style-name="Table5.B1" office:value-type="string">
            <text:p text:style-name="P2"><text:span text:style-name="Subtle_20_Emphasis"><text:span text:style-name="T3">Expected Outcome</text:span></text:span></text:p>
          </table:table-cell>
          <table:table-cell table:style-name="Table5.E1" office:value-type="string">
            <text:p text:style-name="P4">Expected Outcome Achieved?</text:p>
            <text:p text:style-name="P2"><text:span text:style-name="Subtle_20_Emphasis"><text:span text:style-name="T4">(if test carried out)</text:span></text:span></text:p>
          </table:table-cell>
        </table:table-row>
        <table:table-row table:style-name="Table5.2">
          <table:table-cell table:style-name="Table5.A2" office:value-type="string">
            <text:list xml:id="list846001958314022453" text:style-name="WWNum7">
              <text:list-item>
                <text:p text:style-name="P5"><text:span text:style-name="Subtle_20_Emphasis"><text:span text:style-name="T2"/></text:span></text:p>
              </text:list-item>
            </text:list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</table:table-row>
        <table:table-row table:style-name="Table5.3">
          <table:table-cell table:style-name="Table5.A2" office:value-type="string">
            <text:list xml:id="list35527724" text:continue-numbering="true" text:style-name="WWNum7">
              <text:list-item>
                <text:p text:style-name="P5"><text:span text:style-name="Subtle_20_Emphasis"><text:span text:style-name="T2"/></text:span></text:p>
              </text:list-item>
            </text:list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</table:table-row>
        <table:table-row table:style-name="Table5.4">
          <table:table-cell table:style-name="Table5.A2" office:value-type="string">
            <text:list xml:id="list35509621" text:continue-numbering="true" text:style-name="WWNum7">
              <text:list-item>
                <text:p text:style-name="P5"><text:span text:style-name="Subtle_20_Emphasis"><text:span text:style-name="T2"/></text:span></text:p>
              </text:list-item>
            </text:list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</table:table-row>
        <table:table-row table:style-name="Table5.4">
          <table:table-cell table:style-name="Table5.A2" office:value-type="string">
            <text:list xml:id="list35506719" text:continue-numbering="true" text:style-name="WWNum7">
              <text:list-item>
                <text:p text:style-name="P5"><text:span text:style-name="Subtle_20_Emphasis"><text:span text:style-name="T2"/></text:span></text:p>
              </text:list-item>
            </text:list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</table:table-row>
        <table:table-row table:style-name="Table5.4">
          <table:table-cell table:style-name="Table5.A2" office:value-type="string">
            <text:list xml:id="list35529349" text:continue-numbering="true" text:style-name="WWNum7">
              <text:list-item>
                <text:p text:style-name="P5"><text:span text:style-name="Subtle_20_Emphasis"><text:span text:style-name="T2"/></text:span></text:p>
              </text:list-item>
            </text:list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</table:table-row>
        <table:table-row table:style-name="Table5.4">
          <table:table-cell table:style-name="Table5.A2" office:value-type="string">
            <text:list xml:id="list35516001" text:continue-numbering="true" text:style-name="WWNum7">
              <text:list-item>
                <text:p text:style-name="P5"><text:span text:style-name="Subtle_20_Emphasis"><text:span text:style-name="T2"/></text:span></text:p>
              </text:list-item>
            </text:list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</table:table-row>
        <table:table-row table:style-name="Table5.4">
          <table:table-cell table:style-name="Table5.A2" office:value-type="string">
            <text:list xml:id="list35513104" text:continue-numbering="true" text:style-name="WWNum7">
              <text:list-item>
                <text:p text:style-name="P5"><text:span text:style-name="Subtle_20_Emphasis"><text:span text:style-name="T2"/></text:span></text:p>
              </text:list-item>
            </text:list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</table:table-row>
        <table:table-row table:style-name="Table5.4">
          <table:table-cell table:style-name="Table5.A2" office:value-type="string">
            <text:list xml:id="list35534316" text:continue-numbering="true" text:style-name="WWNum7">
              <text:list-item>
                <text:p text:style-name="P5"><text:span text:style-name="Subtle_20_Emphasis"><text:span text:style-name="T2"/></text:span></text:p>
              </text:list-item>
            </text:list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</table:table-row>
        <table:table-row table:style-name="Table5.4">
          <table:table-cell table:style-name="Table5.A2" office:value-type="string">
            <text:list xml:id="list35536274" text:continue-numbering="true" text:style-name="WWNum7">
              <text:list-item>
                <text:p text:style-name="P5"><text:span text:style-name="Subtle_20_Emphasis"><text:span text:style-name="T2"/></text:span></text:p>
              </text:list-item>
            </text:list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</table:table-row>
        <table:table-row table:style-name="Table5.4">
          <table:table-cell table:style-name="Table5.A2" office:value-type="string">
            <text:list xml:id="list35532075" text:continue-numbering="true" text:style-name="WWNum7">
              <text:list-item>
                <text:p text:style-name="P5"><text:span text:style-name="Subtle_20_Emphasis"><text:span text:style-name="T2"/></text:span></text:p>
              </text:list-item>
            </text:list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</table:table-row>
        <table:table-row table:style-name="Table5.4">
          <table:table-cell table:style-name="Table5.A2" office:value-type="string">
            <text:list xml:id="list35517752" text:continue-numbering="true" text:style-name="WWNum7">
              <text:list-item>
                <text:p text:style-name="P5"><text:span text:style-name="Subtle_20_Emphasis"><text:span text:style-name="T2"/></text:span></text:p>
              </text:list-item>
            </text:list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</table:table-row>
        <table:table-row table:style-name="Table5.4">
          <table:table-cell table:style-name="Table5.A2" office:value-type="string">
            <text:list xml:id="list35526967" text:continue-numbering="true" text:style-name="WWNum7">
              <text:list-item>
                <text:p text:style-name="P5"><text:span text:style-name="Subtle_20_Emphasis"><text:span text:style-name="T2"/></text:span></text:p>
              </text:list-item>
            </text:list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</table:table-row>
        <table:table-row table:style-name="Table5.4">
          <table:table-cell table:style-name="Table5.A2" office:value-type="string">
            <text:list xml:id="list35534516" text:continue-numbering="true" text:style-name="WWNum7">
              <text:list-item>
                <text:p text:style-name="P5"><text:span text:style-name="Subtle_20_Emphasis"><text:span text:style-name="T2"/></text:span></text:p>
              </text:list-item>
            </text:list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</table:table-row>
        <table:table-row table:style-name="Table5.4">
          <table:table-cell table:style-name="Table5.A2" office:value-type="string">
            <text:list xml:id="list35522556" text:continue-numbering="true" text:style-name="WWNum7">
              <text:list-item>
                <text:p text:style-name="P5"><text:span text:style-name="Subtle_20_Emphasis"><text:span text:style-name="T2"/></text:span></text:p>
              </text:list-item>
            </text:list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</table:table-row>
        <table:table-row table:style-name="Table5.4">
          <table:table-cell table:style-name="Table5.A2" office:value-type="string">
            <text:list xml:id="list35521634" text:continue-numbering="true" text:style-name="WWNum7">
              <text:list-item>
                <text:p text:style-name="P5"><text:span text:style-name="Subtle_20_Emphasis"><text:span text:style-name="T2"/></text:span></text:p>
              </text:list-item>
            </text:list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</table:table-row>
        <table:table-row table:style-name="Table5.4">
          <table:table-cell table:style-name="Table5.A2" office:value-type="string">
            <text:list xml:id="list35534384" text:continue-numbering="true" text:style-name="WWNum7">
              <text:list-item>
                <text:p text:style-name="P5"><text:span text:style-name="Subtle_20_Emphasis"><text:span text:style-name="T2"/></text:span></text:p>
              </text:list-item>
            </text:list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</table:table-row>
        <table:table-row table:style-name="Table5.4">
          <table:table-cell table:style-name="Table5.A2" office:value-type="string">
            <text:list xml:id="list35521714" text:continue-numbering="true" text:style-name="WWNum7">
              <text:list-item>
                <text:p text:style-name="P5"><text:span text:style-name="Subtle_20_Emphasis"><text:span text:style-name="T2"/></text:span></text:p>
              </text:list-item>
            </text:list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</table:table-row>
        <table:table-row table:style-name="Table5.4">
          <table:table-cell table:style-name="Table5.A2" office:value-type="string">
            <text:list xml:id="list35529373" text:continue-numbering="true" text:style-name="WWNum7">
              <text:list-item>
                <text:p text:style-name="P5"><text:span text:style-name="Subtle_20_Emphasis"><text:span text:style-name="T2"/></text:span></text:p>
              </text:list-item>
            </text:list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</table:table-row>
        <table:table-row table:style-name="Table5.4">
          <table:table-cell table:style-name="Table5.A2" office:value-type="string">
            <text:list xml:id="list35507465" text:continue-numbering="true" text:style-name="WWNum7">
              <text:list-item>
                <text:p text:style-name="P5"><text:span text:style-name="Subtle_20_Emphasis"><text:span text:style-name="T2"/></text:span></text:p>
              </text:list-item>
            </text:list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</table:table-row>
        <table:table-row table:style-name="Table5.21">
          <table:table-cell table:style-name="Table5.A2" office:value-type="string">
            <text:list xml:id="list35528700" text:continue-numbering="true" text:style-name="WWNum7">
              <text:list-item>
                <text:p text:style-name="P5"><text:span text:style-name="Subtle_20_Emphasis"><text:span text:style-name="T2"/></text:span></text:p>
              </text:list-item>
            </text:list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</table:table-row>
        <table:table-row table:style-name="Table5.22">
          <table:table-cell table:style-name="Table5.A2" office:value-type="string">
            <text:list xml:id="list35509355" text:continue-numbering="true" text:style-name="WWNum7">
              <text:list-item>
                <text:p text:style-name="P5"><text:span text:style-name="Subtle_20_Emphasis"><text:span text:style-name="T2"/></text:span></text:p>
              </text:list-item>
            </text:list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</table:table-row>
        <table:table-row table:style-name="Table5.4">
          <table:table-cell table:style-name="Table5.A2" office:value-type="string">
            <text:list xml:id="list35521404" text:continue-numbering="true" text:style-name="WWNum7">
              <text:list-item>
                <text:p text:style-name="P5"><text:span text:style-name="Subtle_20_Emphasis"><text:span text:style-name="T2"/></text:span></text:p>
              </text:list-item>
            </text:list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</table:table-row>
        <table:table-row table:style-name="Table5.4">
          <table:table-cell table:style-name="Table5.A2" office:value-type="string">
            <text:list xml:id="list35509419" text:continue-numbering="true" text:style-name="WWNum7">
              <text:list-item>
                <text:p text:style-name="P5"><text:span text:style-name="Subtle_20_Emphasis"><text:span text:style-name="T2"/></text:span></text:p>
              </text:list-item>
            </text:list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</table:table-row>
        <table:table-row table:style-name="Table5.4">
          <table:table-cell table:style-name="Table5.A2" office:value-type="string">
            <text:list xml:id="list35535785" text:continue-numbering="true" text:style-name="WWNum7">
              <text:list-item>
                <text:p text:style-name="P5"><text:span text:style-name="Subtle_20_Emphasis"><text:span text:style-name="T2"/></text:span></text:p>
              </text:list-item>
            </text:list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</table:table-row>
        <table:table-row table:style-name="Table5.4">
          <table:table-cell table:style-name="Table5.A2" office:value-type="string">
            <text:list xml:id="list35509757" text:continue-numbering="true" text:style-name="WWNum7">
              <text:list-item>
                <text:p text:style-name="P5"><text:span text:style-name="Subtle_20_Emphasis"><text:span text:style-name="T2"/></text:span></text:p>
              </text:list-item>
            </text:list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</table:table-row>
        <table:table-row table:style-name="Table5.27">
          <table:table-cell table:style-name="Table5.A2" office:value-type="string">
            <text:list xml:id="list35535943" text:continue-numbering="true" text:style-name="WWNum7">
              <text:list-item>
                <text:p text:style-name="P5"><text:span text:style-name="Subtle_20_Emphasis"><text:span text:style-name="T2"/></text:span></text:p>
              </text:list-item>
            </text:list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</table:table-row>
        <table:table-row table:style-name="Table5.27">
          <table:table-cell table:style-name="Table5.A2" office:value-type="string">
            <text:list xml:id="list35536916" text:continue-numbering="true" text:style-name="WWNum7">
              <text:list-item>
                <text:p text:style-name="P5"><text:span text:style-name="Subtle_20_Emphasis"><text:span text:style-name="T2"/></text:span></text:p>
              </text:list-item>
            </text:list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</table:table-row>
        <table:table-row table:style-name="Table5.27">
          <table:table-cell table:style-name="Table5.A2" office:value-type="string">
            <text:list xml:id="list35507558" text:continue-numbering="true" text:style-name="WWNum7">
              <text:list-item>
                <text:p text:style-name="P5"><text:span text:style-name="Subtle_20_Emphasis"><text:span text:style-name="T2"/></text:span></text:p>
              </text:list-item>
            </text:list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</table:table-row>
        <table:table-row table:style-name="Table5.30">
          <table:table-cell table:style-name="Table5.A2" office:value-type="string">
            <text:list xml:id="list35513649" text:continue-numbering="true" text:style-name="WWNum7">
              <text:list-item>
                <text:p text:style-name="P5"><text:span text:style-name="Subtle_20_Emphasis"><text:span text:style-name="T2"/></text:span></text:p>
              </text:list-item>
            </text:list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</table:table-row>
        <table:table-row table:style-name="Table5.30">
          <table:table-cell table:style-name="Table5.A2" office:value-type="string">
            <text:list xml:id="list35520696" text:continue-numbering="true" text:style-name="WWNum7">
              <text:list-item>
                <text:p text:style-name="P5"><text:span text:style-name="Subtle_20_Emphasis"><text:span text:style-name="T2"/></text:span></text:p>
              </text:list-item>
            </text:list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</table:table-row>
        <table:table-row table:style-name="Table5.30">
          <table:table-cell table:style-name="Table5.A2" office:value-type="string">
            <text:list xml:id="list35512032" text:continue-numbering="true" text:style-name="WWNum7">
              <text:list-item>
                <text:p text:style-name="P5"><text:span text:style-name="Subtle_20_Emphasis"><text:span text:style-name="T2"/></text:span></text:p>
              </text:list-item>
            </text:list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1"><text:span text:style-name="Subtle_20_Emphasis"><text:span text:style-name="T1"/></text:span></text:p>
          </table:table-cell>
          <table:table-cell table:style-name="Table5.A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ubtle_20_Emphasis" style:display-name="Subtle Emphasis" style:family="text" style:parent-style-name="Default_20_Paragraph_20_Font">
      <style:text-properties fo:color="#595959"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4-20T12:33:20.79</meta:creation-date>
    <dc:date>2021-04-22T15:29:58.17</dc:date>
    <meta:editing-duration>PT12M33S</meta:editing-duration>
    <meta:editing-cycles>2</meta:editing-cycles>
    <meta:generator>OpenOffice/4.1.9$Win32 OpenOffice.org_project/419m1$Build-9805</meta:generator>
    <meta:document-statistic meta:table-count="1" meta:image-count="0" meta:object-count="0" meta:page-count="1" meta:paragraph-count="7" meta:word-count="17" meta:character-count="111"/>
  </office:meta>
</office:document-meta>
</file>